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Hyperlink" style:family="text">
      <style:text-properties style:font-name="Aptos" style:font-name-asian="Aptos" style:font-name-complex="Aptos"/>
    </style:style>
    <style:style style:name="T3" style:parent-style-name="Fonteparág.padrão" style:family="text">
      <style:text-properties style:font-name="Aptos" style:font-name-asian="Aptos" style:font-name-complex="Aptos"/>
    </style:style>
    <style:style style:name="T4" style:parent-style-name="Hyperlink" style:family="text">
      <style:text-properties style:font-name="Aptos" style:font-name-asian="Aptos" style:font-name-complex="Aptos"/>
    </style:style>
  </office:automatic-styles>
  <office:body>
    <office:text text:use-soft-page-breaks="true">
      <text:p text:style-name="P1">Protótipos de baixa fidelidade (links):</text:p>
      <text:p text:style-name="Normal">Tela criar conta:</text:p>
      <text:p text:style-name="Normal">Desktop:<text:s/><text:a xlink:href="https://wireframe.cc/k2cbrO" office:target-frame-name="_top" xlink:show="replace"><text:span text:style-name="T2">Wireframe.cc – The Go-to Free, Online Wireframing Tool.</text:span></text:a></text:p>
      <text:p text:style-name="Normal"><text:span text:style-name="T3">Mobile:<text:s/></text:span><text:a xlink:href="https://wireframe.cc/ExVVBW" office:target-frame-name="_top" xlink:show="replace"><text:span text:style-name="T4">Wireframe.cc – The Go-to Free, Online Wireframing Tool.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Cecília Pereira Jardim</meta:initial-creator>
    <dc:creator>Maria Cecília Pereira Jardim</dc:creator>
    <meta:creation-date>2025-11-20T14:29:00Z</meta:creation-date>
    <dc:date>2025-11-20T14:29:00Z</dc:date>
    <meta:template xlink:href="Normal.dotm" xlink:type="simple"/>
    <meta:editing-cycles>1</meta:editing-cycles>
    <meta:editing-duration>PT0S</meta:editing-duration>
    <meta:document-statistic meta:page-count="1" meta:paragraph-count="1" meta:word-count="43" meta:character-count="278" meta:row-count="1" meta:non-whitespace-character-count="236"/>
  </office:meta>
</office:document-meta>
</file>